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0.9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ce2" office:value-type="string">
            <text:p>PAGINAZIONE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indirizzo pag fisica</text:p>
          </table:table-cell>
          <table:table-cell office:value-type="string">
            <text:p>indice</text:p>
          </table:table-cell>
          <table:table-cell table:style-name="Default" office:value-type="string">
            <text:p>RAM</text:p>
          </table:table-cell>
          <table:table-cell/>
          <table:table-cell table:style-name="Default" office:value-type="string">
            <text:p>TAB FRAM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TAB LOGICA </text:p>
          </table:table-cell>
          <table:table-cell table:number-columns-repeated="2"/>
          <table:table-cell office:value-type="string">
            <text:p>HDD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B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A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6">
            <text:p>6</text:p>
          </table:table-cell>
          <table:table-cell office:value-type="string">
            <text:p>B2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office:value-type="string">
            <text:p>ID_B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F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/>
          <table:table-cell table:style-name="ce1" office:value-type="string">
            <text:p>B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50">
            <text:p>105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C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C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F2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/>
          <table:table-cell table:style-name="ce4" office:value-type="float" office:value="0">
            <text:p>0</text:p>
          </table:table-cell>
          <table:table-cell/>
          <table:table-cell table:style-name="ce1" office:value-type="string">
            <text:p>B1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2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50">
            <text:p>195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00">
            <text:p>210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50">
            <text:p>2250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00">
            <text:p>2400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50">
            <text:p>2550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00">
            <text:p>2700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50">
            <text:p>285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0">
            <text:p>3000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50">
            <text:p>3150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9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8">18/11/2024</text:date>, <text:time>09.40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Groppo</meta:initial-creator>
    <meta:creation-date>2024-11-18T09:05:02.14</meta:creation-date>
    <dc:date>2024-11-18T09:40:07.55</dc:date>
    <dc:creator>Renato Groppo</dc:creator>
    <meta:editing-duration>PT1M31S</meta:editing-duration>
    <meta:editing-cycles>1</meta:editing-cycles>
    <meta:document-statistic meta:table-count="3" meta:cell-count="110" meta:object-count="0"/>
    <meta:generator>OpenOffice/4.1.11$Win32 OpenOffice.org_project/4111m1$Build-9808</meta:generator>
  </office:meta>
</office:document-meta>
</file>